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fa3d" officeooo:paragraph-rsid="0014fa3d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T1" style:family="text">
      <style:text-properties officeooo:rsid="00179bf4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 este enlace esta la lista de reproducción guí<text:span text:style-name="T1">a </text:span>de nuestro programa : </text:p>
      <text:p text:style-name="Standard"/>
      <text:p text:style-name="Standard"><text:a xlink:type="simple" xlink:href="https://www.youtube.com/playlist?list=PLtNJKwGFVlrj6VIGhDJtVDa1vw4gPECBJ" text:style-name="Internet_20_link" text:visited-style-name="Visited_20_Internet_20_Link">https://www.youtube.com/playlist?list=PLtNJKwGFVlrj6VIGhDJtVDa1vw4gPECBJ</text:a></text:p>
      <text:p text:style-name="Standard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1T20:00:57.196838531</meta:creation-date>
    <dc:date>2023-12-21T14:33:48.653758838</dc:date>
    <meta:editing-duration>PT2H5M56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2" meta:word-count="14" meta:character-count="144" meta:non-whitespace-character-count="131"/>
  </office:meta>
</office:document-meta>
</file>